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officeooo:rsid="0010afae" officeooo:paragraph-rsid="0010afae" style:font-size-asian="16pt" style:font-size-complex="16pt"/>
    </style:style>
    <style:style style:name="P2" style:family="paragraph" style:parent-style-name="Standard">
      <style:paragraph-properties fo:margin-top="0.0398in" fo:margin-bottom="0.0398in" style:contextual-spacing="false" fo:line-height="115%" fo:text-align="start" style:justify-single-word="false"/>
      <style:text-properties fo:font-size="12pt" officeooo:rsid="0010afae" officeooo:paragraph-rsid="0010afae" style:font-size-asian="10.5pt" style:font-size-complex="12pt"/>
    </style:style>
    <style:style style:name="P3" style:family="paragraph" style:parent-style-name="Standard">
      <style:paragraph-properties fo:margin-top="0.0398in" fo:margin-bottom="0.0398in" style:contextual-spacing="false" fo:line-height="115%" fo:text-align="start" style:justify-single-word="false"/>
      <style:text-properties officeooo:paragraph-rsid="0010afae"/>
    </style:style>
    <style:style style:name="P4" style:family="paragraph" style:parent-style-name="Standard">
      <style:paragraph-properties fo:margin-top="0.0398in" fo:margin-bottom="0.0398in" style:contextual-spacing="false" fo:line-height="115%" fo:text-align="start" style:justify-single-word="false"/>
      <style:text-properties officeooo:paragraph-rsid="0010afae"/>
    </style:style>
    <style:style style:name="P5" style:family="paragraph" style:parent-style-name="Standard">
      <style:paragraph-properties fo:margin-top="0.0398in" fo:margin-bottom="0.0398in" style:contextual-spacing="false" fo:line-height="115%" fo:text-align="start" style:justify-single-word="false"/>
      <style:text-properties officeooo:paragraph-rsid="0013331f"/>
    </style:style>
    <style:style style:name="P6" style:family="paragraph" style:parent-style-name="Standard">
      <style:paragraph-properties fo:margin-top="0.0398in" fo:margin-bottom="0.0398in" style:contextual-spacing="false" fo:line-height="115%" fo:text-align="start" style:justify-single-word="false"/>
      <style:text-properties officeooo:paragraph-rsid="00159061"/>
    </style:style>
    <style:style style:name="P7" style:family="paragraph" style:parent-style-name="Standard">
      <style:paragraph-properties fo:margin-top="0.0398in" fo:margin-bottom="0.0398in" style:contextual-spacing="false" fo:line-height="115%" fo:text-align="start" style:justify-single-word="false"/>
      <style:text-properties officeooo:rsid="0013331f" officeooo:paragraph-rsid="0013331f"/>
    </style:style>
    <style:style style:name="P8" style:family="paragraph" style:parent-style-name="Standard">
      <style:paragraph-properties fo:margin-top="0.0398in" fo:margin-bottom="0.0398in" style:contextual-spacing="false" fo:line-height="115%" fo:text-align="start" style:justify-single-word="false"/>
      <style:text-properties officeooo:rsid="00142ee4" officeooo:paragraph-rsid="00142ee4"/>
    </style:style>
    <style:style style:name="P9" style:family="paragraph" style:parent-style-name="Standard">
      <style:paragraph-properties fo:margin-top="0.0398in" fo:margin-bottom="0.0398in" style:contextual-spacing="false" fo:line-height="115%" fo:text-align="start" style:justify-single-word="false"/>
      <style:text-properties officeooo:rsid="00159061" officeooo:paragraph-rsid="00159061"/>
    </style:style>
    <style:style style:name="P10" style:family="paragraph" style:parent-style-name="Text_20_body">
      <style:paragraph-properties fo:margin-left="0in" fo:margin-right="0in" fo:margin-top="0in" fo:margin-bottom="0.1043in" style:contextual-spacing="false" fo:text-indent="0in" style:auto-text-indent="false"/>
    </style:style>
    <style:style style:name="P11" style:family="paragraph" style:parent-style-name="Text_20_body" style:list-style-name="L1">
      <style:paragraph-properties fo:margin-left="0in" fo:margin-right="0in" fo:margin-top="0in" fo:margin-bottom="0.1043in" style:contextual-spacing="false" fo:text-indent="0in" style:auto-text-indent="false"/>
    </style:style>
    <style:style style:name="P12" style:family="paragraph" style:parent-style-name="Text_20_body">
      <style:paragraph-properties fo:margin-top="0.0398in" fo:margin-bottom="0.0398in" style:contextual-spacing="false" fo:line-height="115%" fo:text-align="start" style:justify-single-word="false"/>
      <style:text-properties officeooo:paragraph-rsid="0013331f"/>
    </style:style>
    <style:style style:name="P13" style:family="paragraph" style:parent-style-name="Text_20_body">
      <style:paragraph-properties fo:margin-left="0in" fo:margin-right="0in" fo:margin-top="0in" fo:margin-bottom="0.1043in" style:contextual-spacing="false" fo:text-indent="0in" style:auto-text-indent="false"/>
      <style:text-properties officeooo:rsid="0013331f" officeooo:paragraph-rsid="0013331f"/>
    </style:style>
    <style:style style:name="P14" style:family="paragraph" style:parent-style-name="Text_20_body">
      <style:paragraph-properties fo:margin-left="0in" fo:margin-right="0in" fo:margin-top="0in" fo:margin-bottom="0.1043in" style:contextual-spacing="false" fo:text-indent="0in" style:auto-text-indent="false"/>
      <style:text-properties fo:font-size="14pt" officeooo:rsid="0013331f" officeooo:paragraph-rsid="0013331f" style:font-size-asian="14pt" style:font-size-complex="14pt"/>
    </style:style>
    <style:style style:name="P15" style:family="paragraph" style:parent-style-name="Text_20_body">
      <style:paragraph-properties fo:margin-left="0in" fo:margin-right="0in" fo:margin-top="0in" fo:margin-bottom="0.1043in" style:contextual-spacing="false" fo:text-indent="0in" style:auto-text-indent="false"/>
      <style:text-properties officeooo:paragraph-rsid="0013331f"/>
    </style:style>
    <style:style style:name="T1" style:family="text">
      <style:text-properties style:text-underline-style="solid" style:text-underline-width="auto" style:text-underline-color="font-color"/>
    </style:style>
    <style:style style:name="T2" style:family="text">
      <style:text-properties fo:font-size="12pt" officeooo:rsid="0010afae" style:font-size-asian="10.5pt" style:font-size-complex="12pt"/>
    </style:style>
    <style:style style:name="T3" style:family="text">
      <style:text-properties fo:font-size="12pt" style:text-underline-style="solid" style:text-underline-width="auto" style:text-underline-color="font-color" officeooo:rsid="0010afae" style:font-size-asian="10.5pt" style:font-size-complex="12pt"/>
    </style:style>
    <style:style style:name="T4" style:family="text">
      <style:text-properties fo:font-size="12pt" style:font-size-asian="12pt" style:font-size-complex="12pt"/>
    </style:style>
    <style:style style:name="T5" style:family="text">
      <style:text-properties fo:font-size="12pt" officeooo:rsid="0013331f" style:font-size-asian="12pt" style:font-size-complex="12pt"/>
    </style:style>
    <style:style style:name="T6" style:family="text">
      <style:text-properties officeooo:rsid="00125d27"/>
    </style:style>
    <style:style style:name="T7" style:family="text">
      <style:text-properties loext:padding="0in" loext:border="none"/>
    </style:style>
    <style:style style:name="T8" style:family="text">
      <style:text-properties fo:font-weight="bold" style:font-weight-asian="bold" style:font-weight-complex="bold"/>
    </style:style>
    <style:style style:name="T9" style:family="text">
      <style:text-properties officeooo:rsid="00128840"/>
    </style:style>
    <style:style style:name="T10" style:family="text">
      <style:text-properties officeooo:rsid="0013331f"/>
    </style:style>
    <style:style style:name="T11" style:family="text">
      <style:text-properties fo:font-size="14pt" officeooo:rsid="0013331f" style:font-size-asian="14pt" style:font-size-complex="14pt"/>
    </style:style>
    <style:style style:name="T12" style:family="text">
      <style:text-properties officeooo:rsid="00142ee4"/>
    </style:style>
    <style:style style:name="T13" style:family="text">
      <style:text-properties officeooo:rsid="00159061"/>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area structurata</text:p>
      <text:p text:style-name="P2"/>
      <text:p text:style-name="P2"><text:tab/>Programarea structurată are ca scop dezvoltarea unor programe uşor de realizat în echipă, uşor de depanat şi de actualizat. Apar deci câteva principii de care un programator trebuie să ţină seama. Acestea se numesc principiile programării structurate.</text:p>
      <text:p text:style-name="P2"><text:tab/> Primul principiu este <text:span text:style-name="T1">modularizarea</text:span>. În cadrul unor probleme complexe este necesară descompunerea acestora în subprobleme mai simple, pentru care se pot scrie module de program mai simple. Fiecare modul este independent de celelalte, în final ele interacţionând printr-un program principal, un fel de interfaţă. Modulele pot fi implementate de programatori diferiţi din cadrul unei echipe. Ele pot fi testate, modificate, depanate în mod independent, neafectând şi celelalte module. Modulele au aceeaşi structură ca şi programele principale, putând declara variabile atât în module (numite variabile locale) cât şi în programul principal (numite variabile globale). Modulele create sunt proceduri şi funcţii şi vor fi studiate în cadrul unui limbaj de programare. </text:p>
      <text:p text:style-name="P3"><text:span text:style-name="T2"><text:tab/>Un al doilea principiu este </text:span><text:span text:style-name="T3">structurarea datelor şi a prelucrărilor</text:span><text:span text:style-name="T2">. Datele se pot grupa în structuri de date.</text:span>Prelucrările asupra datelor se pot grupa şi ele în structuri despre care vorbim în teorema Bohm-Jacopini. </text:p>
      <text:p text:style-name="P3"><text:tab/>Teorema Bohm-Jacopini afirmă ca orice algoritm se poate reprezenta folosind 3 tipuri de structuri fundamentale: structură liniară, structură alternativă şi structură repetitivă.</text:p>
      <text:p text:style-name="P3"><text:tab/><text:span text:style-name="T6">S</text:span>tructurile de decizie sunt blocuri de cod care permit programului să ia decizii bazate pe anumite condiții sau valori. Aceste structuri de decizie permit programului să execute diferite acțiuni sau să urmeze diferite căi în funcție de condițiile specificate. </text:p>
      <text:p text:style-name="P3"><text:tab/>Instrucțiunile sunt componentele algoritmului care au efect, atunci când se execută. Ele modifică valorile unor variabile, citesc sau afișează date, repetă anumite acțiuni, etc. </text:p>
      <text:p text:style-name="P3"><text:tab/>De regulă fiecare instrucțiune se scrie pe o linie (sau mai multe în cazul celor complexe), dar există situații când, pentru a economisi spațiu, două sau mai multe instrucțiuni simple se scriu pe același rând, separate prin <text:span text:style-name="T8">;</text:span></text:p>
      <text:p text:style-name="P3"><text:tab/><text:span text:style-name="T1">Structurile de decizie</text:span> sunt componente esențiale ale programelor și algoritmilor în programare și în alte domenii legate de luarea deciziilor. Ele permit programului să ia decizii și să execute anumite acțiuni în funcție de condiții specifice. </text:p>
      <text:p text:style-name="P3"><text:tab/><text:span text:style-name="T9">Structura DACA(IF):</text:span> Acestea permit programului să evalueze o condiție și să execute anumite instrucțiuni dacă acea condiție este adevărată. Dacă condiția nu este adevărată, programul poate alege să execute alte instrucțiuni sau să nu facă nimic. </text:p>
      <text:p text:style-name="P3"><text:tab/><text:span text:style-name="T10">Sintaxa:</text:span></text:p>
      <text:p text:style-name="P3"><text:tab/><text:span text:style-name="T10">daca&lt;conditie&gt; atunci {</text:span></text:p>
      <text:p text:style-name="P3"><text:tab/><text:tab/><text:span text:style-name="T10">instructiuni 1</text:span></text:p>
      <text:p text:style-name="P3"><text:tab/><text:tab/><text:span text:style-name="T10">} altfel</text:span></text:p>
      <text:p text:style-name="P5"><text:tab/><text:tab/><text:span text:style-name="T10">{instructiuni 2 }</text:span></text:p>
      <text:p text:style-name="P5"><text:soft-page-break/><text:tab/><text:span text:style-name="T10">sau:</text:span></text:p>
      <text:p text:style-name="P5"><text:tab/><text:span text:style-name="T10">daca&lt;conditie&gt; atunci {</text:span></text:p>
      <text:p text:style-name="P5"><text:tab/><text:tab/><text:span text:style-name="T10">instructiuni</text:span></text:p>
      <text:p text:style-name="P5"><text:tab/><text:tab/><text:span text:style-name="T10">}</text:span></text:p>
      <text:p text:style-name="P12">Modul de execuție este următorul:</text:p>
      <text:list text:style-name="L1">
        <text:list-item>
          <text:p text:style-name="P11">se evaluează <text:span text:style-name="T10">conditia</text:span></text:p>
        </text:list-item>
        <text:list-item>
          <text:p text:style-name="P11">dacă este adevărată, se executa grupul de instrucțiuni <text:span text:style-name="T10">instrctiuni 1</text:span> apoi se trece la următoarea instrucțiune</text:p>
        </text:list-item>
        <text:list-item>
          <text:p text:style-name="P11">dacă este falsă, se executa grupul de instrucțiuni <text:span text:style-name="T10">instructiuni 2</text:span>, dacă există secțiunea <text:span text:style-name="Source_20_Text"><text:span text:style-name="T7">altfel</text:span></text:span>, apoi se trece la următoarea instrucțiune.</text:p>
        </text:list-item>
      </text:list>
      <text:p text:style-name="P10"/>
      <text:p text:style-name="P14">Structuri repetitive</text:p>
      <text:p text:style-name="P15"><text:span text:style-name="T11"><text:tab/></text:span>Instrucțiunea PENTRU <text:span text:style-name="T10">(FOR)</text:span></text:p>
      <text:p text:style-name="P13">sintaxa: pentru &lt;variabila&gt; = &lt;expresie initiala&gt; , &lt;expresie finala&gt; , &lt;pas&gt; executa {</text:p>
      <text:p text:style-name="P13">instructiuni}</text:p>
      <text:p text:style-name="P14"><text:tab/><text:span text:style-name="T4">Expresia initiala, expresia finala si pas sunt expresii cu rezultat(de regula) intreg, iar pas poate fi 1 sau -1 si poate lipsi, caz in care se considera ca este 1.</text:span></text:p>
      <text:p text:style-name="P15"><text:span text:style-name="T5"><text:tab/>Variabila primeste pe rand </text:span><text:span text:style-name="T4">valori crescătoare </text:span><text:span text:style-name="T5">(daca pas = 1) sau descrescatoare (daca pas = -1)</text:span></text:p>
      <text:p text:style-name="P7">incepand de la expresia initiala pana la expresia finala, si pentru fiecare valoare se executa secventa de instructiuni.</text:p>
      <text:p text:style-name="P7"><text:tab/>Daca pas = 1 si expresia initiala &gt; expresia finala, secventa instructiuni nu se va executa deloc. La fel se intampla cand pas = -1 si expresia initiala &lt; expresia finala. In caz contrar numarul de pasi este expresia initiala – expresie finala +1 daca pas =1, respectiv expresie finala – expresie initiala + 1 daca pas =-1.</text:p>
      <text:p text:style-name="P7"><text:tab/>Exemplu:</text:p>
      <text:p text:style-name="P7"><text:tab/><text:span text:style-name="T12">Determinarea sumei si produsului primelor n numere naturale:</text:span></text:p>
      <text:p text:style-name="P8">s=0 ; p=1</text:p>
      <text:p text:style-name="P8"><text:tab/>pentru i=1,n executa</text:p>
      <text:p text:style-name="P8"><text:tab/>{<text:tab/>s= s+1</text:p>
      <text:p text:style-name="P8"><text:tab/><text:tab/>p=p*i</text:p>
      <text:p text:style-name="P8"><text:tab/>}</text:p>
      <text:p text:style-name="P8"/>
      <text:p text:style-name="P8"><text:soft-page-break/><text:tab/>Instructiunea CAT TIMP … EXECUTA (WHILE)</text:p>
      <text:p text:style-name="P8">Sintaxa:</text:p>
      <text:p text:style-name="P8"><text:tab/>cat timp &lt;conditie&gt; executa</text:p>
      <text:p text:style-name="P8"><text:tab/>&lt;instructiuni&gt;</text:p>
      <text:p text:style-name="P8"><text:tab/>Se evalueaza conditia, daca este adevarata se executa instructiunile si se revine la pasul 1, daca este falsa se trece la urmatoarea instructiune din algoritm. <text:span text:style-name="T13">Daca conditia este de la inceput falsa, instructiunile nu se vor executa deloc.</text:span></text:p>
      <text:p text:style-name="P8"><text:tab/><text:span text:style-name="T13">Exemplu: Determinarea sumei cifrelor unui numar natural:</text:span></text:p>
      <text:p text:style-name="P9">citeste n , <text:s/>s=0</text:p>
      <text:p text:style-name="P6"><text:span text:style-name="T13"><text:tab/>cat timp n </text:span>≠ <text:span text:style-name="T13">0 executa</text:span></text:p>
      <text:p text:style-name="P6"><text:tab/><text:span text:style-name="T13">s = s + n% 10</text:span></text:p>
      <text:p text:style-name="P6"><text:tab/><text:span text:style-name="T13">n = n/10</text:span></text:p>
      <text:p text:style-name="P6"/>
      <text:p text:style-name="P9">Instructiunea EXECUAT … CAT TIMP (DO … WHILE)</text:p>
      <text:p text:style-name="P9">Sintaxa:</text:p>
      <text:p text:style-name="P9"><text:tab/>executa</text:p>
      <text:p text:style-name="P9"><text:tab/><text:tab/>&lt;instructiune&gt;</text:p>
      <text:p text:style-name="P9"><text:tab/>cat timp &lt;conditie&gt;</text:p>
      <text:p text:style-name="P9">Se executa instructiunile, se evalueaza conditia, daca este adevarata, se revine la pasul 1, daca este falsa, se trece la urmatiarea instructiune din algoritm. Chiar daca conditia este de la inceput falsa, instructiunile s-au executat deja o data.</text:p>
      <text:p text:style-name="P9"><text:tab/>Exemplu : numarul cifrelor unui numar natural:</text:p>
      <text:p text:style-name="P9">citeste n , cnt =0</text:p>
      <text:p text:style-name="P9">executa { cnt = cnt +1</text:p>
      <text:p text:style-name="P9"><text:tab/><text:tab/>n = n/10</text:p>
      <text:p text:style-name="P9"><text:tab/><text:tab/>} cat timp n ≠ 0</text:p>
      <text:p text:style-name="P9">scrie cnt</text:p>
      <text:p text:style-name="P6"><text:span text:style-name="T13"><text:tab/></text:span>Doi algoritmi sunt echivalenți dacă pentru orice set de date de intrare (conforme cu restricțiile problemei) ei obțin aceleași rezultat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20T10:23:58.195000000</dc:date>
    <meta:editing-duration>PT44M50S</meta:editing-duration>
    <meta:editing-cycles>2</meta:editing-cycles>
    <meta:generator>LibreOffice/24.2.0.3$Windows_X86_64 LibreOffice_project/da48488a73ddd66ea24cf16bbc4f7b9c08e9bea1</meta:generator>
    <meta:document-statistic meta:table-count="0" meta:image-count="0" meta:object-count="0" meta:page-count="3" meta:paragraph-count="61" meta:word-count="776" meta:character-count="5050" meta:non-whitespace-character-count="4275"/>
  </office:meta>
</office:document-meta>
</file>